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font-weight="bold" style:font-weight-asian="bold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font-weight="bold" style:font-weight-asian="bold" fo:language="en" fo:country="US"/>
    </style:style>
    <style:style style:name="T6" style:parent-style-name="Основнойшрифтабзаца" style:family="text">
      <style:text-properties fo:language="en" fo:country="US"/>
    </style:style>
    <style:style style:name="T7" style:parent-style-name="Основнойшрифтабзаца" style:family="text">
      <style:text-properties fo:font-style="italic" style:font-style-asian="italic" fo:language="en" fo:country="US"/>
    </style:style>
    <style:style style:name="T8" style:parent-style-name="Основнойшрифтабзаца" style:family="text">
      <style:text-properties fo:language="en" fo:country="US"/>
    </style:style>
    <style:style style:name="T9" style:parent-style-name="Основнойшрифтабзаца" style:family="text">
      <style:text-properties fo:font-style="italic" style:font-style-asian="italic"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font-style="italic" style:font-style-asian="italic"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font-style="italic" style:font-style-asian="italic"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font-style="italic" style:font-style-asian="italic"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font-weight="bold" style:font-weight-asian="bold"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font-style="italic" style:font-style-asian="italic" fo:language="en" fo:country="US"/>
    </style:style>
    <style:style style:name="T21" style:parent-style-name="Основнойшрифтабзаца" style:family="text">
      <style:text-properties fo:language="en" fo:country="US"/>
    </style:style>
    <style:style style:name="T22" style:parent-style-name="Основнойшрифтабзаца" style:family="text">
      <style:text-properties fo:font-style="italic" style:font-style-asian="italic"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25" style:parent-style-name="Основнойшрифтабзаца" style:family="text">
      <style:text-properties fo:font-weight="bold" style:font-weight-asian="bold" fo:language="en" fo:country="US"/>
    </style:style>
    <style:style style:name="T26" style:parent-style-name="Основнойшрифтабзаца" style:family="text">
      <style:text-properties fo:language="en" fo:country="US"/>
    </style:style>
    <style:style style:name="T27" style:parent-style-name="Основнойшрифтабзаца" style:family="text">
      <style:text-properties fo:font-style="italic" style:font-style-asian="italic" fo:language="en" fo:country="US"/>
    </style:style>
    <style:style style:name="T28" style:parent-style-name="Основнойшрифтабзаца" style:family="text">
      <style:text-properties fo:language="en" fo:country="US"/>
    </style:style>
    <style:style style:name="T29" style:parent-style-name="Основнойшрифтабзаца" style:family="text">
      <style:text-properties fo:font-style="italic" style:font-style-asian="italic" fo:language="en" fo:country="US"/>
    </style:style>
    <style:style style:name="T30" style:parent-style-name="Основнойшрифтабзаца" style:family="text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T32" style:parent-style-name="Основнойшрифтабзаца" style:family="text">
      <style:text-properties fo:font-weight="bold" style:font-weight-asian="bold"/>
    </style:style>
    <style:style style:name="T33" style:parent-style-name="Основнойшрифтабзаца" style:family="text">
      <style:text-properties fo:language="en" fo:country="US"/>
    </style:style>
    <style:style style:name="T34" style:parent-style-name="Основнойшрифтабзаца" style:family="text">
      <style:text-properties fo:font-weight="bold" style:font-weight-asian="bold" fo:language="en" fo:country="US"/>
    </style:style>
    <style:style style:name="T35" style:parent-style-name="Основнойшрифтабзаца" style:family="text">
      <style:text-properties fo:language="en" fo:country="US"/>
    </style:style>
    <style:style style:name="T36" style:parent-style-name="Основнойшрифтабзаца" style:family="text">
      <style:text-properties fo:font-style="italic" style:font-style-asian="italic"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fo:font-weight="bold" style:font-weight-asian="bold" fo:language="en" fo:country="US"/>
    </style:style>
    <style:style style:name="T39" style:parent-style-name="Основнойшрифтабзаца" style:family="text">
      <style:text-properties fo:language="en" fo:country="US"/>
    </style:style>
    <style:style style:name="T40" style:parent-style-name="Основнойшрифтабзаца" style:family="text">
      <style:text-properties fo:font-weight="bold" style:font-weight-asian="bold" fo:language="en" fo:country="US"/>
    </style:style>
    <style:style style:name="T41" style:parent-style-name="Основнойшрифтабзаца" style:family="text">
      <style:text-properties fo:language="en" fo:country="US"/>
    </style:style>
    <style:style style:name="T42" style:parent-style-name="Основнойшрифтабзаца" style:family="text">
      <style:text-properties fo:font-style="italic" style:font-style-asian="italic" fo:language="en" fo:country="US"/>
    </style:style>
    <style:style style:name="T43" style:parent-style-name="Основнойшрифтабзаца" style:family="text">
      <style:text-properties fo:language="en" fo:country="US"/>
    </style:style>
    <style:style style:name="T44" style:parent-style-name="Основнойшрифтабзаца" style:family="text">
      <style:text-properties fo:font-weight="bold" style:font-weight-asian="bold" fo:language="en" fo:country="US"/>
    </style:style>
    <style:style style:name="T45" style:parent-style-name="Основнойшрифтабзаца" style:family="text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T49" style:parent-style-name="Основнойшрифтабзаца" style:family="text">
      <style:text-properties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fo:language="en" fo:country="US"/>
    </style:style>
    <style:style style:name="T52" style:parent-style-name="Основнойшрифтабзаца" style:family="text">
      <style:text-properties fo:language="en" fo:country="US"/>
    </style:style>
    <style:style style:name="T53" style:parent-style-name="Основнойшрифтабзаца" style:family="text">
      <style:text-properties fo:language="en" fo:country="US"/>
    </style:style>
    <style:style style:name="T54" style:parent-style-name="Основнойшрифтабзаца" style:family="text">
      <style:text-properties fo:language="en" fo:country="US"/>
    </style:style>
    <style:style style:name="T55" style:parent-style-name="Основнойшрифтабзаца" style:family="text">
      <style:text-properties fo:language="en" fo:country="US"/>
    </style:style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T58" style:parent-style-name="Основнойшрифтабзаца" style:family="text">
      <style:text-properties fo:language="en" fo:country="US"/>
    </style:style>
    <style:style style:name="T59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><text:span text:style-name="T2">Сущности</text:span><text:span text:style-name="T3">:</text:span></text:p>
      <text:p text:style-name="Standard"><text:span text:style-name="T4">1.<text:s/></text:span><text:span text:style-name="T5">User</text:span><text:span text:style-name="T6"><text:s/>(</text:span><text:span text:style-name="T7">id</text:span><text:span text:style-name="T8">(unique),<text:s/></text:span><text:span text:style-name="T9">name</text:span><text:span text:style-name="T10">,<text:s/></text:span><text:span text:style-name="T11">phone</text:span><text:span text:style-name="T12">,<text:s/></text:span><text:span text:style-name="T13">email</text:span><text:span text:style-name="T14">,<text:s/></text:span><text:span text:style-name="T15">description</text:span><text:span text:style-name="T16">) <text:s/></text:span></text:p>
      <text:p text:style-name="Standard"><text:span text:style-name="T17">2.<text:s/></text:span><text:span text:style-name="T18">Group</text:span><text:span text:style-name="T19"><text:s/>(</text:span><text:span text:style-name="T20">id</text:span><text:span text:style-name="T21">(unique),<text:s/></text:span><text:span text:style-name="T22">name</text:span><text:span text:style-name="T23">(unique))</text:span></text:p>
      <text:p text:style-name="Standard"><text:span text:style-name="T24">3.<text:s/></text:span><text:span text:style-name="T25">Tag</text:span><text:span text:style-name="T26"><text:s/>(</text:span><text:span text:style-name="T27">id</text:span><text:span text:style-name="T28">(unique),<text:s/></text:span><text:span text:style-name="T29">name</text:span><text:span text:style-name="T30">(unique))</text:span></text:p>
      <text:p text:style-name="P31"/>
      <text:p text:style-name="Standard"><text:span text:style-name="T32">Отношения</text:span><text:span text:style-name="T33">:</text:span></text:p>
      <text:p text:style-name="Standard"><text:span text:style-name="T34">User</text:span><text:span text:style-name="T35">.</text:span><text:span text:style-name="T36">group</text:span><text:span text:style-name="T37"><text:s/>-&gt;<text:s/></text:span><text:span text:style-name="T38">Group</text:span><text:span text:style-name="T39"><text:s/>(ManyToOne)</text:span></text:p>
      <text:p text:style-name="Standard"><text:span text:style-name="T40">User</text:span><text:span text:style-name="T41">.</text:span><text:span text:style-name="T42">tags</text:span><text:span text:style-name="T43"><text:s/>-&gt;<text:s/></text:span><text:span text:style-name="T44">Tag</text:span><text:span text:style-name="T45"><text:s text:c="2"/>(ManyToMany)</text:span></text:p>
      <text:p text:style-name="P46"/>
      <text:p text:style-name="Standard">Задача<text:span text:style-name="T47">:<text:s/></text:span>Реализовать<text:span text:style-name="T48"><text:s/></text:span><text:span text:style-name="T49">REST</text:span><text:span text:style-name="T50"><text:s/></text:span>сервис<text:span text:style-name="T51"><text:s/></text:span>на<text:span text:style-name="T52"><text:s/></text:span>базе<text:span text:style-name="T53"><text:s/></text:span><text:span text:style-name="T54">Spring</text:span><text:span text:style-name="T55"><text:s/></text:span><text:span text:style-name="T56">Boot</text:span><text:span text:style-name="T57"><text:s/></text:span><text:span text:style-name="T58">framework</text:span><text:span text:style-name="T59">.<text:s/></text:span>Сервис должен обеспечивать создание, изменение и удаление сущностей с учетом их взаимосвязей.</text:p>
      <text:p text:style-name="Standard">Примечания: Для обработки запросов рекомендуется использовать Jersey. В качестве альтернативы допускается использование Spring MVC.</text:p>
      <text:p text:style-name="Standard">Для работы с БД рекомендуется применение Spring Data и Hibernate JPA.</text:p>
      <text:p text:style-name="Standard">В качестве БД рекомедуется использование любой SQL базы данных.</text:p>
      <text:p text:style-name="Standard">Плюсом будет создание Unit тестов, например,<text:s/>с использованием restTemplate.</text:p>
      <text:p text:style-name="Standard"/>
      <text:p text:style-name="Standard"><text:line-break/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style:font-name-complex="FreeSans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" style:display-name="Заголовок" style:family="paragraph" style:parent-style-name="Standard" style:next-style-name="Подзаголовок">
      <style:paragraph-properties fo:margin-bottom="0in" fo:line-height="100%"/>
      <style:text-properties style:font-name="Calibri Light" fo:font-weight="bold" style:font-weight-asian="bold" style:font-weight-complex="bold" fo:letter-spacing="-0.0069in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ЗаголовокЗнак" style:display-name="Заголовок Знак" style:family="text" style:parent-style-name="Основнойшрифтабзаца">
      <style:text-properties style:font-name="Calibri Light" style:font-name-complex="F" fo:letter-spacing="-0.0069in" fo:font-size="28pt" style:font-size-asian="28pt" style:font-size-complex="28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anilenko Egor</meta:initial-creator>
    <dc:creator>Black</dc:creator>
    <meta:creation-date>2018-02-09T11:41:00Z</meta:creation-date>
    <dc:date>2019-01-31T19:51:00Z</dc:date>
    <meta:print-date>2017-12-27T20:26:00Z</meta:print-date>
    <meta:template xlink:href="Normal.dotm" xlink:type="simple"/>
    <meta:editing-cycles>6</meta:editing-cycles>
    <meta:editing-duration>PT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106" meta:character-count="714" meta:row-count="5" meta:non-whitespace-character-count="609"/>
  </office:meta>
</office:document-meta>
</file>